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106f" officeooo:paragraph-rsid="000e63b0"/>
    </style:style>
    <style:style style:name="P2" style:family="paragraph" style:parent-style-name="Standard">
      <style:text-properties officeooo:rsid="0014b648" officeooo:paragraph-rsid="002313fc"/>
    </style:style>
    <style:style style:name="P3" style:family="paragraph" style:parent-style-name="Standard">
      <style:text-properties officeooo:rsid="0014b648" officeooo:paragraph-rsid="0028ba4b"/>
    </style:style>
    <style:style style:name="P4" style:family="paragraph" style:parent-style-name="Standard">
      <style:text-properties officeooo:rsid="00260105" officeooo:paragraph-rsid="00260105"/>
    </style:style>
    <style:style style:name="P5" style:family="paragraph" style:parent-style-name="Standard">
      <style:text-properties officeooo:rsid="0027adc3" officeooo:paragraph-rsid="0028ba4b"/>
    </style:style>
    <style:style style:name="P6" style:family="paragraph" style:parent-style-name="Standard">
      <style:text-properties officeooo:rsid="0028ba4b" officeooo:paragraph-rsid="0028ba4b"/>
    </style:style>
    <style:style style:name="T1" style:family="text">
      <style:text-properties officeooo:rsid="000bd811"/>
    </style:style>
    <style:style style:name="T2" style:family="text">
      <style:text-properties officeooo:rsid="000c5fef"/>
    </style:style>
    <style:style style:name="T3" style:family="text">
      <style:text-properties officeooo:rsid="000e63b0"/>
    </style:style>
    <style:style style:name="T4" style:family="text">
      <style:text-properties officeooo:rsid="0016217d"/>
    </style:style>
    <style:style style:name="T5" style:family="text">
      <style:text-properties officeooo:rsid="001818ac"/>
    </style:style>
    <style:style style:name="T6" style:family="text">
      <style:text-properties officeooo:rsid="0027adc3"/>
    </style:style>
    <style:style style:name="T7" style:family="text">
      <style:text-properties officeooo:rsid="002d99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 dense cloud of cigarette smoke rose and spread itself against the ceiling over the small bank of reserved carols, tomographically sectioned by shafts of morning sunlight streaming in through the </text:span>little semi-circular window <text:span text:style-name="T3">that peered out from the top floor</text:span> of the Willis Library <text:span text:style-name="T2">over the narrow mall running east from the Administration building past the Student Union and women's gym, into a tiny foil ashtray overflowing on the coffee table across which the</text:span> coveted <text:span text:style-name="T1">little alcove's twin sofas faced each other, one of which had already been staked out, when I arrived, by David Bullard, with whom I would eventually room on Bryan Street, but whom I recognized then only as someone with whom I had gotten high at freshman orientation.</text:span></text:p>
      <text:p text:style-name="P4"/>
      <text:p text:style-name="P2">The <text:span text:style-name="T4">evident </text:span>world-weariness <text:span text:style-name="T4">in his absent</text:span> gaze <text:span text:style-name="T5">as it penetrated the open volume of Nietzsche on his lap to fix itself in a volume of empty space beyond his shoes belied the same bland, suburban upbringing of which I too was so self-consciously the product, while at the same time being no less a dead give away of it than the grease-pencil, charcoal dust and oil paint residue I wore myself, embedded in the ragged fringes of my finger nails. Thus posed and costumed we took our places according to the blocking diagram arranged, we felt, by historical inevitability, and as the house lights dimmed, we were the only audience that mattered.</text:span></text:p>
      <text:p text:style-name="P2"/>
      <text:p text:style-name="P4">As it turned out, of course, we were the only audience. The twentieth century had made it's debut in Paris more that a decade ahead schedule, but <text:span text:style-name="T6">the millennium's opening was delayed nine months, and by that time even most of our understudies had graduated and gone on to become sociology professors, iPhone app developers, or managers at Whole Foods. </text:span></text:p>
      <text:p text:style-name="P2"/>
      <text:p text:style-name="P5">Still, it was a lovely old theater in which to stage an education.</text:p>
      <text:p text:style-name="P3"/>
      <text:p text:style-name="P6">In fact, I often wish it hadn't been torn down. Really, though, the new one is a lot more comfortable. <text:span text:style-name="T7">It</text:span> <text:span text:style-name="T7">ha</text:span>s cappuccino in the lobby, underground parking, an escalator, four color printed programs and employs three times more volunteers from the nearby nursing home as ushers than are ever really needed. The acoustics are very good, and it's design, by a noted architect (at least regionally), is said to represent a deliberate “break with the past,” and whatever qualms anyone may have with that assessment, <text:span text:style-name="T7">one can hardly deny it is certainly</text:span> more hygienic.</text:p>
      <text:p text:style-name="P6"/>
      <text:p text:style-name="P6"/>
      <text:p text:style-name="P6"/>
      <text:p text:style-name="P6"/>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6T10:04:07.998361183</meta:creation-date>
    <meta:generator>LibreOffice/4.2.4.2$Linux_X86_64 LibreOffice_project/420m0$Build-2</meta:generator>
    <dc:date>2014-08-06T16:53:50.000220665</dc:date>
    <meta:editing-duration>PT3H45M46S</meta:editing-duration>
    <meta:editing-cycles>9</meta:editing-cycles>
    <meta:document-statistic meta:table-count="0" meta:image-count="0" meta:object-count="0" meta:page-count="1" meta:paragraph-count="5" meta:word-count="403" meta:character-count="2357" meta:non-whitespace-character-count="1958"/>
  </office:meta>
</office:document-meta>
</file>